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2950" officeooo:paragraph-rsid="00042950"/>
    </style:style>
    <style:style style:name="P2" style:family="paragraph" style:parent-style-name="Standard">
      <style:text-properties officeooo:rsid="00061f96" officeooo:paragraph-rsid="00061f96"/>
    </style:style>
    <style:style style:name="P3" style:family="paragraph" style:parent-style-name="Standard">
      <style:text-properties officeooo:rsid="0007f264" officeooo:paragraph-rsid="0007f264"/>
    </style:style>
    <style:style style:name="P4" style:family="paragraph" style:parent-style-name="Standard">
      <style:text-properties officeooo:rsid="0007f264" officeooo:paragraph-rsid="0007f264"/>
    </style:style>
    <style:style style:name="P5" style:family="paragraph" style:parent-style-name="Standard">
      <style:text-properties officeooo:rsid="0007f264" officeooo:paragraph-rsid="000bf9ea"/>
    </style:style>
    <style:style style:name="T1" style:family="text">
      <style:text-properties officeooo:rsid="00061f96"/>
    </style:style>
    <style:style style:name="T2" style:family="text">
      <style:text-properties officeooo:rsid="000b26e9"/>
    </style:style>
    <style:style style:name="T3" style:family="text">
      <style:text-properties style:text-position="super 58%" officeooo:rsid="000b26e9"/>
    </style:style>
    <style:style style:name="T4" style:family="text">
      <style:text-properties style:text-position="super 58%" officeooo:rsid="000bf9ea"/>
    </style:style>
    <style:style style:name="T5" style:family="text">
      <style:text-properties style:text-position="0% 100%" officeooo:rsid="000b26e9"/>
    </style:style>
    <style:style style:name="T6" style:family="text">
      <style:text-properties style:text-position="0% 100%" officeooo:rsid="000bf9e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 1:</text:p>
      <text:p text:style-name="P2"/>
      <text:p text:style-name="P2"><text:tab/><draw:frame draw:style-name="fr1" draw:name="Object1" text:anchor-type="as-char" svg:y="-0.9398in" svg:width="5.5937in" svg:height="1.8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Problem 2:</text:p>
      <text:p text:style-name="P3"><text:tab/></text:p>
      <text:p text:style-name="P3"><text:tab/><draw:frame draw:style-name="fr1" draw:name="Object2" text:anchor-type="as-char" svg:y="-0.3256in" svg:width="2.6555in" svg:height="0.59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Problem 3: </text:p>
      <text:p text:style-name="P3"><text:tab/><text:span text:style-name="T2">For the string 0</text:span><text:span text:style-name="T3">p</text:span><text:span text:style-name="T5">1</text:span><text:span text:style-name="T3">0</text:span><text:span text:style-name="T6">0</text:span><text:span text:style-name="T4">p</text:span><text:span text:style-name="T6"> the values for x = 0</text:span><text:span text:style-name="T4">p</text:span><text:span text:style-name="T6">, y = 1</text:span><text:span text:style-name="T4">0</text:span><text:span text:style-name="T6"> and z = 0</text:span><text:span text:style-name="T4">p</text:span><text:span text:style-name="T6">. </text:span></text:p>
      <text:p text:style-name="P5"><text:span text:style-name="T6"><text:tab/>With y = 1</text:span><text:span text:style-name="T4">0</text:span><text:span text:style-name="T6">, k = 0, we are not doing any pumping to the string. <text:s/>Because of this, we get </text:span></text:p>
      <text:p text:style-name="P5"><text:span text:style-name="T6"><text:tab/> p + 0 = p. <text:s/>Because the number of x’s 0s and y’s 1s are equal to the number of z’s 0’s (p), we <text:tab/>cannot <text:tab/>show that the language is not regular.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2950" officeooo:paragraph-rsid="00042950"/>
    </style:style>
    <style:style style:name="MT1" style:family="text">
      <style:text-properties officeooo:rsid="00061f9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stin Keeling</text:p>
        <text:p text:style-name="MP1">John Lambrecht </text:p>
        <text:p text:style-name="MP1">Alex Harry</text:p>
        <text:p text:style-name="MP1">Homework 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20:11.061103511</meta:creation-date>
    <meta:editing-duration>PT1M28S</meta:editing-duration>
    <meta:editing-cycles>3</meta:editing-cycles>
    <meta:generator>LibreOffice/6.0.7.3$Linux_X86_64 LibreOffice_project/00m0$Build-3</meta:generator>
    <dc:date>2019-02-25T09:25:20.937880607</dc:date>
    <meta:document-statistic meta:table-count="0" meta:image-count="0" meta:object-count="2" meta:page-count="1" meta:paragraph-count="13" meta:word-count="84" meta:character-count="383" meta:non-whitespace-character-count="293"/>
  </office:meta>
</office:document-meta>
</file>

<file path=Object 1/content.xml><?xml version="1.0" encoding="utf-8"?>
<math xmlns="http://www.w3.org/1998/Math/MathML" display="block">
  <semantics>
    <mtable>
      <mtr>
        <mtd>
          <mtext>Prove by Counter Example</mtext>
        </mtd>
      </mtr>
      <mtr>
        <mtd>
          <mrow>
            <mtext>Let L1 = {</mtext>
            <mi>ω</mi>
            <mtext> : </mtext>
            <mi>ω</mi>
            <mtext> is odd} and L2 = {</mtext>
            <mi>ω</mi>
            <mtext> : </mtext>
            <mi>ω</mi>
            <msup>
              <mtext> is odd and contains 0</mtext>
              <mi>n</mi>
            </msup>
            <mtext>: n is prime}</mtext>
          </mrow>
        </mtd>
      </mtr>
      <mtr>
        <mtd>
          <mrow>
            <mi>L</mi>
            <mrow>
              <mn>2</mn>
              <mo stretchy="false">⊂</mo>
              <mi>L</mi>
            </mrow>
            <mn>1</mn>
            <mtext>, but L2 is not regular by the pumping lemma</mtext>
          </mrow>
        </mtd>
      </mtr>
      <mtr>
        <mtd>
          <mrow>
            <msup>
              <mtext>Suppose L2 is regular and contains string S = 0</mtext>
              <mi>n</mi>
            </msup>
            <msup>
              <mtext>, y = 0</mtext>
              <mi>k</mi>
            </msup>
          </mrow>
        </mtd>
      </mtr>
      <mtr>
        <mtd>
          <mrow>
            <msup>
              <mtext>  S = 0</mtext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</msup>
            <msup>
              <mtext>0</mtext>
              <mi>k</mi>
            </msup>
          </mrow>
        </mtd>
      </mtr>
      <mtr>
        <mtd>
          <mrow>
            <msup>
              <mtext>Let i = n+1, then S = xy</mtext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sup>
              <mtext>z = 0</mtext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</msup>
            <msup>
              <mn>0</mn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i>k</mi>
                  </mrow>
                </mrow>
                <mo fence="true" stretchy="false">)</mo>
              </mrow>
            </msup>
          </mrow>
        </mtd>
      </mtr>
      <mtr>
        <mtd>
          <mtext>So, n-k + (n+1)k = n-k + nk + k = n +nk = n(k+1), which is divisible by n and k+1 </mtext>
        </mtd>
      </mtr>
      <mtr>
        <mtd>
          <mrow>
            <mtext>meaning n is not prime and </mtext>
            <mi>S</mi>
            <mrow>
              <mi>'</mi>
              <mo stretchy="false">∉</mo>
              <mi>L</mi>
            </mrow>
            <mn>2</mn>
          </mrow>
        </mtd>
      </mtr>
      <mtr>
        <mtd>
          <mtext>Therefore L2 is not regular.</mtext>
        </mtd>
      </mtr>
    </mtable>
    <annotation encoding="StarMath 5.0">"Prove by Counter Example" newline
"Let L1 = {"
%omega
" : "
%omega 
" is odd} and L2 = {"
%omega
" : "
%omega 
" is odd and contains 0"
^n
": n is prime}" newline 
L2 subset L1  
", but L2 is not regular by the pumping lemma" newline
"Suppose L2 is regular and contains string S = 0"
^n
", y = 0" ^k 
newline "  S = 0" ^(n-k) "0" ^k 

newline "Let i = n+1, then S = xy" ^(n+1)
"z = 0" ^(n-k)0^((n+1)k) newline
"So, n-k + (n+1)k = n-k + nk + k = n +nk = n(k+1), which is divisible by n and k+1 "newline  "meaning n is not prime and "S' notin L2 
newline "Therefore L2 is not regular."


</annotation>
  </semantics>
</math>
</file>

<file path=Object 2/content.xml><?xml version="1.0" encoding="utf-8"?>
<math xmlns="http://www.w3.org/1998/Math/MathML" display="block">
  <semantics>
    <mtable>
      <mtr>
        <mtd>
          <mtext>Proof by Counter Example</mtext>
        </mtd>
      </mtr>
      <mtr>
        <mtd>
          <mrow>
            <mtext>If L1 ={</mtext>
            <msup>
              <mn>0</mn>
              <mi>n</mi>
            </msup>
            <msup>
              <mn>1</mn>
              <mi>m</mi>
            </msup>
            <mtext>: </mtext>
            <mrow>
              <mi>n</mi>
              <mo stretchy="false">≥</mo>
              <mi>m</mi>
            </mrow>
            <msup>
              <mtext> } and L2 = { 0</mtext>
              <mrow>
                <mo stretchy="false">+</mo>
                <mtext>1},</mtext>
              </mrow>
            </msup>
          </mrow>
        </mtd>
      </mtr>
      <mtr>
        <mtd>
          <mrow>
            <mtext> then </mtext>
            <mi>L</mi>
            <mrow>
              <mn>2</mn>
              <mo stretchy="false">⊂</mo>
              <mi>L</mi>
            </mrow>
            <mn>1</mn>
            <mtext> and L2 is regular.</mtext>
          </mrow>
        </mtd>
      </mtr>
    </mtable>
    <annotation encoding="StarMath 5.0">"Proof by Counter Example" newline
"If L1 ={" 0^n 1^m ": "n &gt;= m " } and L2 = { 0" ^+ "1}," newline " then " L2 subset L1 " and L2 is regular."</annotation>
  </semantics>
</math>
</file>